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2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9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9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9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9" office:value-type="string" calcext:value-type="string">
            <text:p>- environment variables URL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9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9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 add column isValidated in table Deposi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utomatic phone number generation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HASH PASSWORD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JWT in  spring boo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ppel, message, interne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notification with firebase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message navigation in ionic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notification when deposit, withdraw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hange prefix to requestmapping in SPRING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JWT with spring boo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Working SPRING BOOT web services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deploying to heroku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atistiques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uvelle insertion tarification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lde crédit, solde mobile money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utomatic phone_number gener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lean up code: controllers should be shor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spring to heroku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angular back office to heroku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maquett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back off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front off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operator table (id, name, phone_prefix)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 CDATE class, make dateformat as "yyyy-MM-dd hh:mm"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mobile money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purchase offer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jw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statistics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8:28:48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2T08:40:35.120000000</dc:date>
    <meta:editing-duration>PT44M24S</meta:editing-duration>
    <meta:editing-cycles>32</meta:editing-cycles>
    <meta:generator>LibreOffice/7.0.4.2$Windows_X86_64 LibreOffice_project/dcf040e67528d9187c66b2379df5ea4407429775</meta:generator>
    <meta:document-statistic meta:table-count="1" meta:cell-count="105" meta:object-count="0"/>
  </office:meta>
</office:document-meta>
</file>